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6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7.71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7.562cm"/>
    </style:style>
    <style:style style:name="co8" style:family="table-column">
      <style:table-column-properties fo:break-before="auto" style:column-width="2.258cm"/>
    </style:style>
    <style:style style:name="ro3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number-columns-repeated="13"/>
        </table:table-row>
        <table:table-row table:style-name="ro2">
          <table:table-cell table:number-columns-repeated="3"/>
          <table:table-cell table:formula="of:=&quot;1.4 Released 01/01/2010, Downloads: &quot; &amp; TEXT([.D21];&quot;######&quot;)" office:value-type="string" office:string-value="1.4 Released 01/01/2010, Downloads: 71433">
            <text:p>1.4 Released 01/01/2010, Downloads: 71433</text:p>
          </table:table-cell>
          <table:table-cell/>
          <table:table-cell table:formula="of:= &quot;1.5 Released 01/08/2010, Downloads: &quot; &amp; TEXT([.F21];&quot;######&quot;)" office:value-type="string" office:string-value="1.5 Released 01/08/2010, Downloads: 109371">
            <text:p>1.5 Released 01/08/2010, Downloads: 109371</text:p>
          </table:table-cell>
          <table:table-cell/>
          <table:table-cell table:style-name="ce2" table:formula="of:= &quot;1.6 Released 27/11/2010, Downloads: &quot; &amp; TEXT([.H21];&quot;######&quot;)" office:value-type="string" office:string-value="1.6 Released 27/11/2010, Downloads: 188430">
            <text:p>1.6 Released 27/11/2010, Downloads: 188430</text:p>
          </table:table-cell>
          <table:table-cell/>
          <table:table-cell table:style-name="ce2" table:formula="of:= &quot;1.7.0 Released 19/06/2010, Downloads: &quot; &amp; TEXT([.J21];&quot;######&quot;)" office:value-type="string" office:string-value="1.7.0 Released 19/06/2010, Downloads: 102372">
            <text:p>1.7.0 Released 19/06/2010, Downloads: 102372</text:p>
          </table:table-cell>
          <table:table-cell/>
          <table:table-cell table:style-name="ce2" table:formula="of:= &quot;1.8.0 Released 19/06/2010, Downloads: &quot; &amp; TEXT([.L21];&quot;######&quot;)" office:value-type="string" office:string-value="1.8.0 Released 19/06/2010, Downloads: 101301">
            <text:p>1.8.0 Released 19/06/2010, Downloads: 101301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nth 1</text:p>
          </table:table-cell>
          <table:table-cell office:value-type="float" office:value="8262">
            <text:p>8262</text:p>
          </table:table-cell>
          <table:table-cell table:formula="of:=[.D3]" office:value-type="float" office:value="8262">
            <text:p>8262</text:p>
          </table:table-cell>
          <table:table-cell office:value-type="float" office:value="17699">
            <text:p>17699</text:p>
          </table:table-cell>
          <table:table-cell table:formula="of:=[.F3]" office:value-type="float" office:value="17699">
            <text:p>17699</text:p>
          </table:table-cell>
          <table:table-cell table:style-name="ce1" office:value-type="float" office:value="37833">
            <text:p>37833</text:p>
          </table:table-cell>
          <table:table-cell table:formula="of:=[.H3]" office:value-type="float" office:value="37833">
            <text:p>37833</text:p>
          </table:table-cell>
          <table:table-cell table:style-name="ce1" office:value-type="float" office:value="15101">
            <text:p>15101</text:p>
          </table:table-cell>
          <table:table-cell table:formula="of:=[.J3]" office:value-type="float" office:value="15101">
            <text:p>15101</text:p>
          </table:table-cell>
          <table:table-cell table:style-name="ce1" office:value-type="float" office:value="15101">
            <text:p>15101</text:p>
          </table:table-cell>
          <table:table-cell table:formula="of:=[.L3]" office:value-type="float" office:value="15101">
            <text:p>15101</text:p>
          </table:table-cell>
        </table:table-row>
        <table:table-row table:style-name="ro4">
          <table:table-cell table:number-columns-repeated="2"/>
          <table:table-cell office:value-type="string">
            <text:p>Month 2</text:p>
          </table:table-cell>
          <table:table-cell office:value-type="float" office:value="13199">
            <text:p>13199</text:p>
          </table:table-cell>
          <table:table-cell table:formula="of:=SUM([.D3:.D4])" office:value-type="float" office:value="21461">
            <text:p>21461</text:p>
          </table:table-cell>
          <table:table-cell table:style-name="ce1" office:value-type="float" office:value="36903">
            <text:p>36903</text:p>
          </table:table-cell>
          <table:table-cell table:formula="of:=SUM([.F3:.F4])" office:value-type="float" office:value="54602">
            <text:p>54602</text:p>
          </table:table-cell>
          <table:table-cell table:style-name="ce1" office:value-type="float" office:value="8335">
            <text:p>8335</text:p>
          </table:table-cell>
          <table:table-cell table:formula="of:=SUM([.H3:.H4])" office:value-type="float" office:value="46168">
            <text:p>46168</text:p>
          </table:table-cell>
          <table:table-cell table:style-name="ce1" office:value-type="float" office:value="25701">
            <text:p>25701</text:p>
          </table:table-cell>
          <table:table-cell table:formula="of:=SUM([.J3:.J4])" office:value-type="float" office:value="40802">
            <text:p>40802</text:p>
          </table:table-cell>
          <table:table-cell table:style-name="ce1" office:value-type="float" office:value="25701">
            <text:p>25701</text:p>
          </table:table-cell>
          <table:table-cell table:formula="of:=SUM([.L3:.L4])" office:value-type="float" office:value="40802">
            <text:p>40802</text:p>
          </table:table-cell>
        </table:table-row>
        <table:table-row table:style-name="ro4">
          <table:table-cell table:number-columns-repeated="2"/>
          <table:table-cell office:value-type="string">
            <text:p>Month 3</text:p>
          </table:table-cell>
          <table:table-cell office:value-type="float" office:value="12526">
            <text:p>12526</text:p>
          </table:table-cell>
          <table:table-cell table:formula="of:=SUM([.D3:.D5])" office:value-type="float" office:value="33987">
            <text:p>33987</text:p>
          </table:table-cell>
          <table:table-cell office:value-type="float" office:value="28818">
            <text:p>28818</text:p>
          </table:table-cell>
          <table:table-cell table:formula="of:=SUM([.F3:.F5])" office:value-type="float" office:value="83420">
            <text:p>83420</text:p>
          </table:table-cell>
          <table:table-cell office:value-type="float" office:value="24547">
            <text:p>24547</text:p>
          </table:table-cell>
          <table:table-cell table:formula="of:=SUM([.H3:.H5])" office:value-type="float" office:value="70715">
            <text:p>70715</text:p>
          </table:table-cell>
          <table:table-cell table:style-name="ce1" office:value-type="float" office:value="32632">
            <text:p>32632</text:p>
          </table:table-cell>
          <table:table-cell table:formula="of:=SUM([.J3:.J5])" office:value-type="float" office:value="73434">
            <text:p>73434</text:p>
          </table:table-cell>
          <table:table-cell table:style-name="ce1" office:value-type="float" office:value="32632">
            <text:p>32632</text:p>
          </table:table-cell>
          <table:table-cell table:formula="of:=SUM([.L3:.L5])" office:value-type="float" office:value="73434">
            <text:p>73434</text:p>
          </table:table-cell>
        </table:table-row>
        <table:table-row table:style-name="ro4">
          <table:table-cell table:number-columns-repeated="2"/>
          <table:table-cell office:value-type="string">
            <text:p>Month 4</text:p>
          </table:table-cell>
          <table:table-cell office:value-type="float" office:value="12554">
            <text:p>12554</text:p>
          </table:table-cell>
          <table:table-cell table:formula="of:=SUM([.D3:.D6])" office:value-type="float" office:value="46541">
            <text:p>46541</text:p>
          </table:table-cell>
          <table:table-cell office:value-type="float" office:value="25951">
            <text:p>25951</text:p>
          </table:table-cell>
          <table:table-cell table:formula="of:=SUM([.F3:.F6])" office:value-type="float" office:value="109371">
            <text:p>109371</text:p>
          </table:table-cell>
          <table:table-cell table:style-name="ce1" office:value-type="float" office:value="46190">
            <text:p>46190</text:p>
          </table:table-cell>
          <table:table-cell table:formula="of:=SUM([.H3:.H6])" office:value-type="float" office:value="116905">
            <text:p>116905</text:p>
          </table:table-cell>
          <table:table-cell table:style-name="ce1" office:value-type="float" office:value="27867">
            <text:p>27867</text:p>
          </table:table-cell>
          <table:table-cell table:formula="of:=SUM([.J3:.J6])" office:value-type="float" office:value="101301">
            <text:p>101301</text:p>
          </table:table-cell>
          <table:table-cell table:style-name="ce1" office:value-type="float" office:value="27867">
            <text:p>27867</text:p>
          </table:table-cell>
          <table:table-cell table:formula="of:=SUM([.L3:.L6])" office:value-type="float" office:value="101301">
            <text:p>101301</text:p>
          </table:table-cell>
        </table:table-row>
        <table:table-row table:style-name="ro5">
          <table:table-cell table:number-columns-repeated="2"/>
          <table:table-cell office:value-type="string">
            <text:p>Month 5</text:p>
          </table:table-cell>
          <table:table-cell office:value-type="float" office:value="8514">
            <text:p>8514</text:p>
          </table:table-cell>
          <table:table-cell table:formula="of:=SUM([.D3:.D7])" office:value-type="float" office:value="55055">
            <text:p>55055</text:p>
          </table:table-cell>
          <table:table-cell table:number-columns-repeated="2"/>
          <table:table-cell table:style-name="ce1" office:value-type="float" office:value="26936">
            <text:p>26936</text:p>
          </table:table-cell>
          <table:table-cell table:formula="of:=SUM([.H3:.H7])" office:value-type="float" office:value="143841">
            <text:p>143841</text:p>
          </table:table-cell>
          <table:table-cell table:style-name="ce1" office:value-type="float" office:value="1071">
            <text:p>1071</text:p>
          </table:table-cell>
          <table:table-cell table:formula="of:=SUM([.J3:.J7])" office:value-type="float" office:value="102372">
            <text:p>102372</text:p>
          </table:table-cell>
          <table:table-cell table:style-name="ce1" office:value-type="float" office:value="0">
            <text:p>0</text:p>
          </table:table-cell>
          <table:table-cell table:formula="of:=SUM([.L3:.L7])" office:value-type="float" office:value="101301">
            <text:p>101301</text:p>
          </table:table-cell>
        </table:table-row>
        <table:table-row table:style-name="ro4">
          <table:table-cell table:number-columns-repeated="2"/>
          <table:table-cell office:value-type="string">
            <text:p>Month 6</text:p>
          </table:table-cell>
          <table:table-cell office:value-type="float" office:value="8138">
            <text:p>8138</text:p>
          </table:table-cell>
          <table:table-cell table:formula="of:=SUM([.D3:.D8])" office:value-type="float" office:value="63193">
            <text:p>63193</text:p>
          </table:table-cell>
          <table:table-cell table:number-columns-repeated="2"/>
          <table:table-cell table:style-name="ce1" office:value-type="float" office:value="28399">
            <text:p>28399</text:p>
          </table:table-cell>
          <table:table-cell table:formula="of:=SUM([.H3:.H8])" office:value-type="float" office:value="172240">
            <text:p>172240</text:p>
          </table:table-cell>
          <table:table-cell table:style-name="ce1" office:value-type="float" office:value="0">
            <text:p>0</text:p>
          </table:table-cell>
          <table:table-cell table:formula="of:=SUM([.J3:.J8])" office:value-type="float" office:value="102372">
            <text:p>102372</text:p>
          </table:table-cell>
          <table:table-cell table:style-name="ce1" office:value-type="float" office:value="0">
            <text:p>0</text:p>
          </table:table-cell>
          <table:table-cell table:formula="of:=SUM([.L3:.L8])" office:value-type="float" office:value="101301">
            <text:p>101301</text:p>
          </table:table-cell>
        </table:table-row>
        <table:table-row table:style-name="ro4">
          <table:table-cell table:number-columns-repeated="2"/>
          <table:table-cell office:value-type="string">
            <text:p>Month 7</text:p>
          </table:table-cell>
          <table:table-cell office:value-type="float" office:value="7449">
            <text:p>7449</text:p>
          </table:table-cell>
          <table:table-cell table:formula="of:=SUM([.D3:.D9])" office:value-type="float" office:value="70642">
            <text:p>70642</text:p>
          </table:table-cell>
          <table:table-cell table:number-columns-repeated="2"/>
          <table:table-cell table:style-name="ce1" office:value-type="float" office:value="16190">
            <text:p>16190</text:p>
          </table:table-cell>
          <table:table-cell table:formula="of:=SUM([.H3:.H9])" office:value-type="float" office:value="188430">
            <text:p>188430</text:p>
          </table:table-cell>
          <table:table-cell table:style-name="ce1" office:value-type="float" office:value="0">
            <text:p>0</text:p>
          </table:table-cell>
          <table:table-cell table:formula="of:=SUM([.J3:.J9])" office:value-type="float" office:value="102372">
            <text:p>102372</text:p>
          </table:table-cell>
          <table:table-cell table:style-name="ce1" office:value-type="float" office:value="0">
            <text:p>0</text:p>
          </table:table-cell>
          <table:table-cell table:formula="of:=SUM([.L3:.L9])" office:value-type="float" office:value="101301">
            <text:p>101301</text:p>
          </table:table-cell>
        </table:table-row>
        <table:table-row table:style-name="ro2">
          <table:table-cell table:number-columns-repeated="2"/>
          <table:table-cell office:value-type="string">
            <text:p>Month 8</text:p>
          </table:table-cell>
          <table:table-cell office:value-type="float" office:value="791">
            <text:p>791</text:p>
          </table:table-cell>
          <table:table-cell table:formula="of:=SUM([.D3:.D10])" office:value-type="float" office:value="71433">
            <text:p>7143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onth 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Month 1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um</text:p>
          </table:table-cell>
          <table:table-cell table:formula="of:=SUM([.D3:.D20])" office:value-type="float" office:value="71433">
            <text:p>71433</text:p>
          </table:table-cell>
          <table:table-cell/>
          <table:table-cell table:formula="of:=SUM([.F3:.F10])" office:value-type="float" office:value="109371">
            <text:p>109371</text:p>
          </table:table-cell>
          <table:table-cell/>
          <table:table-cell table:formula="of:=SUM([.H3:.H10])" office:value-type="float" office:value="188430">
            <text:p>188430</text:p>
          </table:table-cell>
          <table:table-cell/>
          <table:table-cell table:formula="of:=SUM([.J3:.J10])" office:value-type="float" office:value="102372">
            <text:p>102372</text:p>
          </table:table-cell>
          <table:table-cell/>
          <table:table-cell table:formula="of:=SUM([.L3:.L10])" office:value-type="float" office:value="101301">
            <text:p>101301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>
            <draw:frame table:end-cell-address="Sheet1.F63" table:end-x="6.407cm" table:end-y="0.228cm" draw:z-index="1" draw:style-name="gr1" svg:width="24.473cm" svg:height="17.322cm" svg:x="1.311cm" svg:y="0.198cm">
              <draw:object draw:notify-on-update-of-ranges="Sheet1.C3:Sheet1.C10 Sheet1.D2:Sheet1.D2 Sheet1.E3:Sheet1.E10 Sheet1.F2:Sheet1.F2 Sheet1.G3:Sheet1.G10 Sheet1.H2:Sheet1.H2 Sheet1.I3:Sheet1.I20 Sheet1.J2:Sheet1.J2 Sheet1.K3:Sheet1.K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N64" table:end-x="0.882cm" table:end-y="0.079cm" draw:z-index="0" draw:style-name="gr1" svg:width="30.554cm" svg:height="17.631cm" svg:x="6.713cm" svg:y="0.173cm">
              <draw:object draw:notify-on-update-of-ranges="Sheet1.C3:Sheet1.C10 Sheet1.D2:Sheet1.D2 Sheet1.D3:Sheet1.D10 Sheet1.F2:Sheet1.F2 Sheet1.F3:Sheet1.F10 Sheet1.H2:Sheet1.H2 Sheet1.H3:Sheet1.H20 Sheet1.J2:Sheet1.J2 Sheet1.J3:Sheet1.J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8" table:default-cell-style-name="ce3"/>
        <table:table-column table:style-name="co8" table:number-columns-repeated="7" table:default-cell-style-name="Default"/>
        <table:table-row table:style-name="ro2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1.4.x</text:p>
          </table:table-cell>
          <table:table-cell office:value-type="float" office:value="71433">
            <text:p>71433</text:p>
          </table:table-cell>
          <table:table-cell table:number-columns-repeated="5"/>
          <table:table-cell table:style-name="ce5" office:value-type="float" office:value="169893">
            <text:p>169893</text:p>
          </table:table-cell>
        </table:table-row>
        <table:table-row table:style-name="ro4">
          <table:table-cell/>
          <table:table-cell office:value-type="string">
            <text:p>1.5.x</text:p>
          </table:table-cell>
          <table:table-cell office:value-type="float" office:value="109371">
            <text:p>109371</text:p>
          </table:table-cell>
          <table:table-cell table:number-columns-repeated="5"/>
          <table:table-cell table:style-name="ce5" office:value-type="float" office:value="64355">
            <text:p>64355</text:p>
          </table:table-cell>
        </table:table-row>
        <table:table-row table:style-name="ro4">
          <table:table-cell/>
          <table:table-cell office:value-type="string">
            <text:p>1.6.x</text:p>
          </table:table-cell>
          <table:table-cell office:value-type="float" office:value="188430">
            <text:p>188430</text:p>
          </table:table-cell>
          <table:table-cell table:number-columns-repeated="5"/>
          <table:table-cell table:style-name="ce5" office:value-type="float" office:value="9285">
            <text:p>9285</text:p>
          </table:table-cell>
        </table:table-row>
        <table:table-row table:style-name="ro2">
          <table:table-cell/>
          <table:table-cell office:value-type="string">
            <text:p>1.7.x</text:p>
          </table:table-cell>
          <table:table-cell office:value-type="float" office:value="250285">
            <text:p>250285</text:p>
          </table:table-cell>
          <table:table-cell table:number-columns-repeated="5"/>
          <table:table-cell office:value-type="float" office:value="5684">
            <text:p>5684</text:p>
          </table:table-cell>
        </table:table-row>
        <table:table-row table:style-name="ro5">
          <table:table-cell/>
          <table:table-cell office:value-type="string">
            <text:p>1.8.x</text:p>
          </table:table-cell>
          <table:table-cell office:value-type="float" office:value="474495">
            <text:p>474495</text:p>
          </table:table-cell>
          <table:table-cell table:number-columns-repeated="5"/>
          <table:table-cell table:style-name="ce5" office:value-type="float" office:value="1068">
            <text:p>1068</text:p>
          </table:table-cell>
        </table:table-row>
        <table:table-row table:style-name="ro2">
          <table:table-cell table:number-columns-repeated="8"/>
          <table:table-cell table:formula="of:=SUM([.I3:.I7])" office:value-type="float" office:value="250285">
            <text:p>250285</text:p>
          </table:table-cell>
        </table:table-row>
        <table:table-row table:style-name="ro2" table:number-rows-repeated="10">
          <table:table-cell table:number-columns-repeated="9"/>
        </table:table-row>
        <table:table-row table:style-name="ro4">
          <table:table-cell table:number-columns-repeated="3"/>
          <table:table-cell table:style-name="ce4" office:value-type="float" office:value="350724">
            <text:p>350724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4" office:value-type="float" office:value="123771">
            <text:p>123771</text:p>
          </table:table-cell>
          <table:table-cell table:number-columns-repeated="5"/>
        </table:table-row>
        <table:table-row table:style-name="ro2">
          <table:table-cell table:number-columns-repeated="3"/>
          <table:table-cell table:formula="of:=SUM([.D19:.D20])" office:value-type="float" office:value="474495">
            <text:p>474495</text:p>
          </table:table-cell>
          <table:table-cell table:number-columns-repeated="5"/>
        </table:table-row>
        <table:table-row table:style-name="ro2" table:number-rows-repeated="10485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hlorinez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2013/09/19</text:date>, <text:time>12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Sutton</meta:initial-creator>
    <meta:creation-date>2010-09-28T09:41:14</meta:creation-date>
    <dc:date>2013-09-19T12:20:00</dc:date>
    <meta:editing-duration>PT16H17M6S</meta:editing-duration>
    <meta:editing-cycles>17</meta:editing-cycles>
    <meta:generator>LibreOffice/3.3$Unix LibreOffice_project/330m19$Build-8</meta:generator>
    <meta:document-statistic meta:table-count="3" meta:cell-count="114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2.752cm"/>
    </style:style>
    <style:style style:name="P1" style:family="paragraph">
      <style:paragraph-properties fo:text-align="center"/>
    </style:style>
  </office:automatic-styles>
  <office:body>
    <office:chart>
      <chart:chart svg:width="30.555cm" svg:height="17.632cm" xlink:href=".." xlink:type="simple" chart:class="chart:line" chart:style-name="ch1">
        <chart:title svg:x="9.69cm" svg:y="0.487cm" chart:style-name="ch2">
          <text:p>Download Decay QGIS Downloads By Month</text:p>
        </chart:title>
        <chart:subtitle svg:x="12.689cm" svg:y="1.762cm" chart:style-name="ch3">
          <text:p>(win standalone version only)</text:p>
        </chart:subtitle>
        <chart:legend chart:legend-position="end" svg:x="20.564cm" svg:y="2.903cm" chart:style-name="ch4"/>
        <chart:plot-area chart:style-name="ch5" table:cell-range-address="Sheet1.C3:Sheet1.D10 Sheet1.C2:Sheet1.D2 Sheet1.F2:Sheet1.F10 Sheet1.H2:Sheet1.H20 Sheet1.J2:Sheet1.J9" chart:data-source-has-labels="both" svg:x="3.075cm" svg:y="3.339cm" svg:width="24.05cm" svg:height="11.66cm">
          <chartooo:coordinate-region svg:x="4.106cm" svg:y="3.497cm" svg:width="23.019cm" svg:height="10.94cm"/>
          <chart:axis chart:dimension="x" chart:name="primary-x" chart:style-name="ch6">
            <chart:title svg:x="13.271cm" svg:y="15.351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828cm" svg:y="10.641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line">
            <chart:data-point chart:repeated="8"/>
          </chart:series>
          <chart:series chart:style-name="ch11" chart:values-cell-range-address="Sheet1.F3:Sheet1.F10" chart:label-cell-address="Sheet1.F2:Sheet1.F2" chart:class="chart:line">
            <chart:data-point chart:repeated="8"/>
          </chart:series>
          <chart:series chart:style-name="ch12" chart:values-cell-range-address="Sheet1.H3:Sheet1.H20" chart:label-cell-address="Sheet1.H2:Sheet1.H2" chart:class="chart:line">
            <chart:data-point chart:repeated="18"/>
          </chart:series>
          <chart:series chart:style-name="ch13" chart:values-cell-range-address="Sheet1.J3:Sheet1.J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5.74cm" svg:y1="14.079cm" svg:x2="17.536cm" svg:y2="13.207cm">
          <text:p/>
        </draw:line>
        <draw:frame draw:style-name="gr2" svg:width="2.756cm" svg:height="2.809cm" svg:x="17.702cm" svg:y="12.907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D3:Sheet1.D10</svg:desc>
                </draw:g>
              </table:table-cell>
              <table:table-cell office:value-type="float" office:value="17699">
                <text:p>17699</text:p>
                <draw:g>
                  <svg:desc>Sheet1.F3:Sheet1.F10</svg:desc>
                </draw:g>
              </table:table-cell>
              <table:table-cell office:value-type="float" office:value="37833">
                <text:p>37833</text:p>
                <draw:g>
                  <svg:desc>Sheet1.H3:Sheet1.H20</svg:desc>
                </draw:g>
              </table:table-cell>
              <table:table-cell office:value-type="float" office:value="15101">
                <text:p>15101</text:p>
                <draw:g>
                  <svg:desc>Sheet1.J3:Sheet1.J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13199">
                <text:p>13199</text:p>
              </table:table-cell>
              <table:table-cell office:value-type="float" office:value="36903">
                <text:p>36903</text:p>
              </table:table-cell>
              <table:table-cell office:value-type="float" office:value="8335">
                <text:p>8335</text:p>
              </table:table-cell>
              <table:table-cell office:value-type="float" office:value="25701">
                <text:p>25701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12526">
                <text:p>12526</text:p>
              </table:table-cell>
              <table:table-cell office:value-type="float" office:value="28818">
                <text:p>28818</text:p>
              </table:table-cell>
              <table:table-cell office:value-type="float" office:value="24547">
                <text:p>24547</text:p>
              </table:table-cell>
              <table:table-cell office:value-type="float" office:value="32632">
                <text:p>32632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12554">
                <text:p>12554</text:p>
              </table:table-cell>
              <table:table-cell office:value-type="float" office:value="25951">
                <text:p>25951</text:p>
              </table:table-cell>
              <table:table-cell office:value-type="float" office:value="46190">
                <text:p>46190</text:p>
              </table:table-cell>
              <table:table-cell office:value-type="float" office:value="27867">
                <text:p>27867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8514">
                <text:p>8514</text:p>
              </table:table-cell>
              <table:table-cell office:value-type="float" office:value="NaN">
                <text:p>NaN</text:p>
              </table:table-cell>
              <table:table-cell office:value-type="float" office:value="26936">
                <text:p>2693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8138">
                <text:p>8138</text:p>
              </table:table-cell>
              <table:table-cell office:value-type="float" office:value="NaN">
                <text:p>NaN</text:p>
              </table:table-cell>
              <table:table-cell office:value-type="float" office:value="28399">
                <text:p>28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449">
                <text:p>7449</text:p>
              </table:table-cell>
              <table:table-cell office:value-type="float" office:value="NaN">
                <text:p>NaN</text:p>
              </table:table-cell>
              <table:table-cell office:value-type="float" office:value="16190">
                <text:p>16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marker draw:name="Arrow" svg:viewBox="0 0 20 30" svg:d="m10 0-10 30h20z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2.753cm"/>
    </style:style>
    <style:style style:name="P1" style:family="paragraph">
      <style:paragraph-properties fo:text-align="center"/>
    </style:style>
  </office:automatic-styles>
  <office:body>
    <office:chart>
      <chart:chart svg:width="24.474cm" svg:height="17.323cm" xlink:href=".." xlink:type="simple" chart:class="chart:line" chart:style-name="ch1">
        <chart:title svg:x="7.33cm" svg:y="0.481cm" chart:style-name="ch2">
          <text:p>Cumulative QGIS Downloads By Month</text:p>
        </chart:title>
        <chart:subtitle svg:x="9.649cm" svg:y="1.75cm" chart:style-name="ch3">
          <text:p>(win standalone version only)</text:p>
        </chart:subtitle>
        <chart:legend chart:legend-position="end" svg:x="3.691cm" svg:y="3.714cm" chart:style-name="ch4"/>
        <chart:plot-area chart:style-name="ch5" table:cell-range-address="Sheet1.C3:Sheet1.C10 Sheet1.D2:Sheet1.D2 Sheet1.E3:Sheet1.E10 Sheet1.F2:Sheet1.F2 Sheet1.G3:Sheet1.G10 Sheet1.H2:Sheet1.H2 Sheet1.I3:Sheet1.I20 Sheet1.J2:Sheet1.J2 Sheet1.K3:Sheet1.K9" chart:data-source-has-labels="both" svg:x="2.319cm" svg:y="3.28cm" svg:width="19.407cm" svg:height="11.469cm">
          <chartooo:coordinate-region svg:x="3.506cm" svg:y="3.437cm" svg:width="18.22cm" svg:height="10.75cm"/>
          <chart:axis chart:dimension="x" chart:name="primary-x" chart:style-name="ch6">
            <chart:title svg:x="10.193cm" svg:y="15.095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194cm" svg:y="10.486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E3:Sheet1.E10" chart:label-cell-address="Sheet1.D2:Sheet1.D2" chart:class="chart:line">
            <chart:data-point chart:repeated="8"/>
          </chart:series>
          <chart:series chart:style-name="ch11" chart:values-cell-range-address="Sheet1.G3:Sheet1.G10" chart:label-cell-address="Sheet1.F2:Sheet1.F2" chart:class="chart:line">
            <chart:data-point chart:repeated="8"/>
          </chart:series>
          <chart:series chart:style-name="ch12" chart:values-cell-range-address="Sheet1.I3:Sheet1.I20" chart:label-cell-address="Sheet1.H2:Sheet1.H2" chart:class="chart:line">
            <chart:data-point chart:repeated="18"/>
          </chart:series>
          <chart:series chart:style-name="ch13" chart:values-cell-range-address="Sheet1.K3:Sheet1.K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0.338cm" svg:y1="8.682cm" svg:x2="8.532cm" svg:y2="7.255cm">
          <text:p/>
        </draw:line>
        <draw:frame draw:style-name="gr2" svg:width="2.368cm" svg:height="2.809cm" svg:x="6.164cm" svg:y="6.733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E3:Sheet1.E10</svg:desc>
                </draw:g>
              </table:table-cell>
              <table:table-cell office:value-type="float" office:value="17699">
                <text:p>17699</text:p>
                <draw:g>
                  <svg:desc>Sheet1.G3:Sheet1.G10</svg:desc>
                </draw:g>
              </table:table-cell>
              <table:table-cell office:value-type="float" office:value="37833">
                <text:p>37833</text:p>
                <draw:g>
                  <svg:desc>Sheet1.I3:Sheet1.I20</svg:desc>
                </draw:g>
              </table:table-cell>
              <table:table-cell office:value-type="float" office:value="15101">
                <text:p>15101</text:p>
                <draw:g>
                  <svg:desc>Sheet1.K3:Sheet1.K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21461">
                <text:p>21461</text:p>
              </table:table-cell>
              <table:table-cell office:value-type="float" office:value="54602">
                <text:p>54602</text:p>
              </table:table-cell>
              <table:table-cell office:value-type="float" office:value="46168">
                <text:p>46168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33987">
                <text:p>33987</text:p>
              </table:table-cell>
              <table:table-cell office:value-type="float" office:value="83420">
                <text:p>83420</text:p>
              </table:table-cell>
              <table:table-cell office:value-type="float" office:value="70715">
                <text:p>70715</text:p>
              </table:table-cell>
              <table:table-cell office:value-type="float" office:value="73434">
                <text:p>73434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46541">
                <text:p>46541</text:p>
              </table:table-cell>
              <table:table-cell office:value-type="float" office:value="109371">
                <text:p>109371</text:p>
              </table:table-cell>
              <table:table-cell office:value-type="float" office:value="116905">
                <text:p>116905</text:p>
              </table:table-cell>
              <table:table-cell office:value-type="float" office:value="101301">
                <text:p>101301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55055">
                <text:p>55055</text:p>
              </table:table-cell>
              <table:table-cell office:value-type="float" office:value="NaN">
                <text:p>NaN</text:p>
              </table:table-cell>
              <table:table-cell office:value-type="float" office:value="143841">
                <text:p>143841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63193">
                <text:p>63193</text:p>
              </table:table-cell>
              <table:table-cell office:value-type="float" office:value="NaN">
                <text:p>NaN</text:p>
              </table:table-cell>
              <table:table-cell office:value-type="float" office:value="172240">
                <text:p>17224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0642">
                <text:p>70642</text:p>
              </table:table-cell>
              <table:table-cell office:value-type="float" office:value="NaN">
                <text:p>NaN</text:p>
              </table:table-cell>
              <table:table-cell office:value-type="float" office:value="188430">
                <text:p>18843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1433">
                <text:p>7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</office:styles>
</office:document-styles>
</file>